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officeooo:paragraph-rsid="00583b2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864c8b" officeooo:paragraph-rsid="0059d946" style:font-weight-asian="bold" style:font-weight-complex="bold"/>
    </style:style>
    <style:style style:name="P6" style:family="paragraph" style:parent-style-name="Table_20_Contents">
      <style:text-properties officeooo:paragraph-rsid="005d9ad7"/>
    </style:style>
    <style:style style:name="P7" style:family="paragraph" style:parent-style-name="Table_20_Contents">
      <style:text-properties officeooo:rsid="005e6d83" officeooo:paragraph-rsid="005e6d8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5f991a" style:font-weight-asian="bold" style:font-weight-complex="bold"/>
    </style:style>
    <style:style style:name="T4" style:family="text">
      <style:text-properties officeooo:rsid="0059d946"/>
    </style:style>
    <style:style style:name="T5" style:family="text">
      <style:text-properties officeooo:rsid="005d9ad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501368881824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5">Software <text:span text:style-name="T4">de un</text:span> sistema informático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501368867136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6">4. Indica los requisitos mínimos para instalar el sistema Debian 1<text:span text:style-name="T5">2</text:span> (bookworm) en arquitecturas ARM</text:p>
          </table:table-cell>
        </table:table-row>
        <table:table-row table:style-name="TableLine1501368874480">
          <table:table-cell table:style-name="Tabla9.A2" table:number-columns-spanned="2" office:value-type="string">
            <text:p text:style-name="Table_20_Contents"/>
            <text:p text:style-name="P7">Sen escritorio:</text:p>
            <text:p text:style-name="P7">256 MB de RAM</text:p>
            <text:p text:style-name="P7">4 GB espacio libre</text:p>
            <text:p text:style-name="P7"/>
            <text:p text:style-name="P7">Con escritorio:</text:p>
            <text:p text:style-name="P7">1 GB de RAM</text:p>
            <text:p text:style-name="P7">10 GB Disco Duro</text:p>
            <text:p text:style-name="Table_20_Contents"/>
          </table:table-cell>
          <table:covered-table-cell/>
        </table:table-row>
      </table:table>
      <text:p text:style-name="Text_20_body"/>
      <text:p text:style-name="Text_20_body"/>
      <text:p text:style-name="Text_20_body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16T21:50:57.623000000</dc:date>
    <meta:editing-duration>PT8H34M14S</meta:editing-duration>
    <meta:editing-cycles>147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2" meta:word-count="46" meta:character-count="262" meta:non-whitespace-character-count="226"/>
  </office:meta>
</office:document-meta>
</file>